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74f1e" officeooo:paragraph-rsid="00174f1e"/>
    </style:style>
    <style:style style:name="P2" style:family="paragraph" style:parent-style-name="Standard">
      <style:text-properties officeooo:rsid="0018da77" officeooo:paragraph-rsid="0018da77"/>
    </style:style>
    <style:style style:name="P3" style:family="paragraph" style:parent-style-name="Standard">
      <style:text-properties officeooo:rsid="001a00cc" officeooo:paragraph-rsid="001a00cc"/>
    </style:style>
    <style:style style:name="P4" style:family="paragraph" style:parent-style-name="Standard">
      <style:text-properties officeooo:rsid="001a651a" officeooo:paragraph-rsid="001a651a"/>
    </style:style>
    <style:style style:name="P5" style:family="paragraph" style:parent-style-name="Standard">
      <style:text-properties officeooo:rsid="001b6496" officeooo:paragraph-rsid="001b6496"/>
    </style:style>
    <style:style style:name="P6" style:family="paragraph" style:parent-style-name="Standard">
      <style:text-properties officeooo:rsid="001c7de9" officeooo:paragraph-rsid="001c7de9"/>
    </style:style>
    <style:style style:name="P7" style:family="paragraph" style:parent-style-name="Standard">
      <style:text-properties officeooo:rsid="00174f1e"/>
    </style:style>
    <style:style style:name="T1" style:family="text">
      <style:text-properties officeooo:rsid="0015677e"/>
    </style:style>
    <style:style style:name="T2" style:family="text">
      <style:text-properties officeooo:rsid="0018da77"/>
    </style:style>
    <style:style style:name="T3" style:family="text">
      <style:text-properties officeooo:rsid="001a00cc"/>
    </style:style>
    <style:style style:name="T4" style:family="text">
      <style:text-properties officeooo:rsid="001a7325"/>
    </style:style>
    <style:style style:name="T5" style:family="text">
      <style:text-properties officeooo:rsid="001c7de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cch_fd347bb17ccec8"/>Lecture 3 - Travelling Waves - Transverse Oscillations ○ Velocity travels to right and reflects back ○ Waves can transfer energy from one location to another without moving an object ○ Amplitude is the height of a peak ○ Velocity is the speed ○ Wavelength is the length of one complete wave ○ Transverse oscillations are waves that are up and down - Longitudinal Oscillations ○ Longitudinal oscillations are compressions/expansions that travel the length of a medium and reflect back ○ Wavelength is the length of the expansion ○ Sound is longitudinal ○ There are regions of low and high pressure ○ Pressure is force exerted over an area ○ Pressure = Force / Area ○ Strong force on a large area has same pressure as weak force on a small area ○ There needs to be a medium such as air to transfer waves ○ Speed of Travelling Wave = Frequency x Wavelength - Doppler Effect ○ A sound producing object is moving the frequency shifts. Speed of sound is constant, but waves get compressed or expanded ○ Additionally, wavelength will increase or decrease based on direction of moving object - Pendulum ○ String pulls the mass to the right ○ The mass keeps moving past the bottom and off to the right ○ The string then pulls the mass to the left ○ The mass goes back and forth ○ Restoring Force - Always tries to return a mass back to equilibrium (back to its starting position) ○ Known as a simple harmonic oscillator ○ Converts gravitational energy at the peak height to kinetic energy at equilibrium ○ Period of time of pendulum only depends on the length of the string ○ Long strings yield a long period and low frequency ○ Can be used to track time using an escapement which is a notch like instrument at the top which slowly turns a gear - Resonance ○ Oscillators have a natural frequency at which they prefer to oscillate ○ This is the resonant frequency of the oscillator ○ If the energy is applied to the oscillator at the same frequency, the amplitude of the oscillations will increase ○ An example of this is pushing a child on a swing ○ Applying force at the resonance frequency causes undesired outcomes ○ Sound from Wine Glass Example: § Rub finger along rim of glass to get friction § The glasses slightly changes shape as it vibrates which contracts air as it does it § The restoring force is that the glass is stiff § The energy is loss through heat, the less stiff something is, the less energy is loss over time and can retain the oscillation better. - Standing Waves ○ String has two fixed ends ○ Nodes are inflection points ○ Antinodes are at the max and min where slope is r ○ Harmonics increase as the frequency increases (1 hump = First Harmonic, 2 humps = Second Harmonic …) ○ Guitar example: § Plucking at different spots causes different harmonics § Length of string shortens the wavelength § Tightening the string increases the frequency ○ Sound from a Tube § Pressure differences in a tube provide a restoring force § Simple harmonic oscillator § Fundamental wavelength is twice length of tube § Air moves in an out oat the ends § Blow airs across bottom of tube. Adds energy to resonator, coupling complicated § Restoring force is that the wave wants to shrink if the chamber is large and the wave wants to expand if it starts off small. § The standing wave at the end of the tube compresses and expands the air at the center of the tube § The pressure can change in the center but not at the ends since they are open. § Closing one end cuts off the standing wave at its antinode which causes constructive and destructive interference. § Different lengths of tubes produces different types of sounds since the frequency changes § Longer the tube, longer the frequency ○ Sound from a Beer Bottle § Behaves like a mass on a spring § Air in bottle is the mass § Air in the large part of the bottle provides the restoring force as it expands and contracts § Adding liquid to the bottle decreases the size of the air compartment, changes restoring force and therefore the frequency ○ Loud Speaker § Longitudinal wave travels to the right. § The pressure wave is created by the speaker cone moving back and forth § The noise of the speakers can be cancelled out when the frequency of one speaker is going in and one speaker is going out at the same frequency. This is the basis for noise cancellation ○ Rod § Transverse standing wave when it bounces back and forth when hit along its length, does not produce sound since the frequency is lower and restoring force is stronger § Longitudinal standing wave when it is rubbed or hit along the width as the restoring force is weaker causing it to have a shorter frequency and lower energy is loss through heat making the sound last longer ○ Breaking the Glass with Sound § When the oscillations of the wine glass is too high, it contracts and expands beyond its allowable range.</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2T17:41:15.120389456</meta:creation-date>
    <dc:date>2018-09-24T17:38:24.618261171</dc:date>
    <meta:editing-duration>PT1H58M23S</meta:editing-duration>
    <meta:editing-cycles>8</meta:editing-cycles>
    <meta:generator>LibreOffice/5.4.5.1$Linux_X86_64 LibreOffice_project/40m0$Build-1</meta:generator>
    <meta:document-statistic meta:table-count="0" meta:image-count="0" meta:object-count="0" meta:page-count="1" meta:paragraph-count="1" meta:word-count="883" meta:character-count="4840" meta:non-whitespace-character-count="3958"/>
  </office:meta>
</office:document-meta>
</file>